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7eadbe" officeooo:paragraph-rsid="000cd272"/>
    </style:style>
    <style:style style:name="P2" style:family="paragraph" style:parent-style-name="Standard">
      <style:text-properties fo:font-weight="bold" officeooo:rsid="00c3feeb" officeooo:paragraph-rsid="000cd272" style:font-weight-asian="bold" style:font-weight-complex="bold"/>
    </style:style>
    <style:style style:name="P3" style:family="paragraph" style:parent-style-name="Standard">
      <style:text-properties fo:font-weight="normal" officeooo:rsid="00c3feeb" officeooo:paragraph-rsid="000cd272" style:font-weight-asian="normal" style:font-weight-complex="normal"/>
    </style:style>
    <style:style style:name="P4" style:family="paragraph" style:parent-style-name="Standard">
      <style:text-properties fo:font-weight="normal" officeooo:rsid="00c45dfe" officeooo:paragraph-rsid="000cd272" style:font-weight-asian="normal" style:font-weight-complex="normal"/>
    </style:style>
    <style:style style:name="P5" style:family="paragraph" style:parent-style-name="Standard">
      <style:text-properties officeooo:paragraph-rsid="000cd272"/>
    </style:style>
    <style:style style:name="P6" style:family="paragraph" style:parent-style-name="Standard">
      <style:text-properties officeooo:paragraph-rsid="001631a0"/>
    </style:style>
    <style:style style:name="P7" style:family="paragraph" style:parent-style-name="Standard">
      <style:text-properties officeooo:paragraph-rsid="000cd272"/>
    </style:style>
    <style:style style:name="T1" style:family="text">
      <style:text-properties officeooo:rsid="00c45dfe"/>
    </style:style>
    <style:style style:name="T2" style:family="text">
      <style:text-properties officeooo:rsid="0083732d"/>
    </style:style>
    <style:style style:name="T3" style:family="text">
      <style:text-properties officeooo:rsid="00853c00"/>
    </style:style>
    <style:style style:name="T4" style:family="text">
      <style:text-properties officeooo:rsid="0086fa55"/>
    </style:style>
    <style:style style:name="T5" style:family="text">
      <style:text-properties officeooo:rsid="0087999b"/>
    </style:style>
    <style:style style:name="T6" style:family="text">
      <style:text-properties officeooo:rsid="008988d2"/>
    </style:style>
    <style:style style:name="T7" style:family="text">
      <style:text-properties officeooo:rsid="008b494a"/>
    </style:style>
    <style:style style:name="T8" style:family="text">
      <style:text-properties officeooo:rsid="008d0ab6"/>
    </style:style>
    <style:style style:name="T9" style:family="text">
      <style:text-properties officeooo:rsid="008d7430"/>
    </style:style>
    <style:style style:name="T10" style:family="text">
      <style:text-properties officeooo:rsid="008e65dd"/>
    </style:style>
    <style:style style:name="T11" style:family="text">
      <style:text-properties officeooo:rsid="00906119"/>
    </style:style>
    <style:style style:name="T12" style:family="text">
      <style:text-properties officeooo:rsid="00922813"/>
    </style:style>
    <style:style style:name="T13" style:family="text">
      <style:text-properties officeooo:rsid="0092fd84"/>
    </style:style>
    <style:style style:name="T14" style:family="text">
      <style:text-properties officeooo:rsid="00943654"/>
    </style:style>
    <style:style style:name="T15" style:family="text">
      <style:text-properties officeooo:rsid="00953c2b"/>
    </style:style>
    <style:style style:name="T16" style:family="text">
      <style:text-properties officeooo:rsid="0096545d"/>
    </style:style>
    <style:style style:name="T17" style:family="text">
      <style:text-properties officeooo:rsid="00982121"/>
    </style:style>
    <style:style style:name="T18" style:family="text">
      <style:text-properties officeooo:rsid="00994232"/>
    </style:style>
    <style:style style:name="T19" style:family="text">
      <style:text-properties fo:font-weight="normal" officeooo:rsid="00c3feeb" style:font-weight-asian="normal" style:font-weight-complex="normal"/>
    </style:style>
    <style:style style:name="T20" style:family="text">
      <style:text-properties fo:font-weight="normal" officeooo:rsid="00c45dfe" style:font-weight-asian="normal" style:font-weight-complex="normal"/>
    </style:style>
    <style:style style:name="T21" style:family="text">
      <style:text-properties fo:font-weight="normal" officeooo:rsid="00c67f67" style:font-weight-asian="normal" style:font-weight-complex="normal"/>
    </style:style>
    <style:style style:name="T22" style:family="text">
      <style:text-properties officeooo:rsid="000e9874"/>
    </style:style>
    <style:style style:name="T23" style:family="text">
      <style:text-properties officeooo:rsid="00106d84"/>
    </style:style>
    <style:style style:name="T24" style:family="text">
      <style:text-properties officeooo:rsid="00114f76"/>
    </style:style>
    <style:style style:name="T25" style:family="text">
      <style:text-properties officeooo:rsid="001280db"/>
    </style:style>
    <style:style style:name="T26" style:family="text">
      <style:text-properties officeooo:rsid="0013cf5b"/>
    </style:style>
    <style:style style:name="T27" style:family="text">
      <style:text-properties officeooo:rsid="00162229"/>
    </style:style>
    <style:style style:name="T28" style:family="text">
      <style:text-properties officeooo:rsid="0018e6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uds*</text:p>
      <text:p text:style-name="P5"/>
      <text:p text:style-name="P5">You hear a large banging on the door, followed by <text:span text:style-name="T2">long </text:span>heavy breathing.</text:p>
      <text:p text:style-name="P5"/>
      <text:p text:style-name="P5">A man large as the size of your uncle's coffee table <text:span text:style-name="T22">labours</text:span> to enter the shop,</text:p>
      <text:p text:style-name="P5">carrying with him nothing but a massive <text:span text:style-name="T2">body </text:span>that reminds you of a</text:p>
      <text:p text:style-name="P1">hippopotamus.</text:p>
      <text:p text:style-name="P5"/>
      <text:p text:style-name="P5">He wears a <text:span text:style-name="T22">purple </text:span>shirt with the inscription "I love the world" in front. <text:span text:style-name="T22">His shirt is so stretched that t</text:span>he man's massive belly that its form makes the man seem like a massive, walking black hole <text:span text:style-name="T27">on the verge of absorbing e</text:span>verything aroun<text:span text:style-name="T27">d</text:span>.</text:p>
      <text:p text:style-name="P5"/>
      <text:p text:style-name="P5">The man’<text:span text:style-name="T3">s f</text:span>ace <text:span text:style-name="T3">is strained and red. A</text:span>fter huffing a while, <text:span text:style-name="T3">he </text:span>looks at you and</text:p>
      <text:p text:style-name="P5">points at the <text:span text:style-name="T3">benign </text:span>menu hanging above the counter, <text:span text:style-name="T4">and above your head.</text:span></text:p>
      <text:p text:style-name="P5"/>
      <text:p text:style-name="P5">"I want everything on the menu," he chortles with glee. A while later, you hear </text:p>
      <text:p text:style-name="P6">another thud—someone ran into the window thinking it was the door—and <text:span text:style-name="T5">soon </text:span>another figure appears <text:span text:style-name="T23">before you</text:span>. </text:p>
      <text:p text:style-name="P6"/>
      <text:p text:style-name="P6">It's a thin, graceful man that reminds you <text:span text:style-name="T5">instantly </text:span>of a butler with his costume and hat.</text:p>
      <text:p text:style-name="P5"/>
      <text:p text:style-name="P5">"Lord Alfredo! Do not show too much enthusiasm for these <text:span text:style-name="T6">blowers</text:span>!"</text:p>
      <text:p text:style-name="P5"/>
      <text:p text:style-name="P5">The butler turns to you.</text:p>
      <text:p text:style-name="P5"/>
      <text:p text:style-name="P5">"You seem to be the owner of this... noodle-servicing institution."</text:p>
      <text:p text:style-name="P5"/>
      <text:p text:style-name="P5">You nod <text:span text:style-name="T6">happily</text:span>.</text:p>
      <text:p text:style-name="P5"/>
      <text:p text:style-name="P5">The butler continues, "Well, it has come to his lordship's attention, Lord Alfredo</text:p>
      <text:p text:style-name="P5">Peristasis, that Japan serves the best <text:span text:style-name="T24">ramen </text:span>noodles in the entire world… <text:span text:style-name="T7">So, are you here to offer what you think is the best ramen in the world?</text:span>"</text:p>
      <text:p text:style-name="P5"/>
      <text:p text:style-name="P5">You correct him, saying that this is a very <text:span text:style-name="T8">humble </text:span>ramen shop that <text:span text:style-name="T7">has no pretensions for glory, and after glancing over at the large man, you add that you </text:span>judge no one <text:span text:style-name="T9">either</text:span>.</text:p>
      <text:p text:style-name="P5"/>
      <text:p text:style-name="P5">At your phrase's end, Lord Alfredo's eyes widen and he says,</text:p>
      <text:p text:style-name="P5">"Where's my food? Give me my food now!"</text:p>
      <text:p text:style-name="P5"/>
      <text:p text:style-name="P5">Lord Alfredo's arms fly dangerously close to your face as he tries to grab you. The butler man shakes his head <text:span text:style-name="T10">apologetically</text:span>.</text:p>
      <text:p text:style-name="P5"/>
      <text:p text:style-name="P5">"Will you please do as his lordship bids you?" <text:span text:style-name="T26">the butler</text:span> asks, <text:span text:style-name="T25">inclining his head</text:span>. "Before anybody is hurt."</text:p>
      <text:p text:style-name="P5"/>
      <text:p text:style-name="P5">You present your excuses, tell him there are too many ramen recipes on the menu, <text:span text:style-name="T11">and that because of that,</text:span> he may have to pre-order to eat that many ramen.</text:p>
      <text:p text:style-name="P5"/>
      <text:p text:style-name="P5">Lord Alfredo practically shouts, "No! No! No! Impossible, brrrr! I want everything now, little man! Serve me my noble food!"</text:p>
      <text:p text:style-name="P5"/>
      <text:p text:style-name="P5"><text:soft-page-break/>You know just what to serve... But as you turn to head to the kitchen, the butler approaches you and dexterously opens the door you almost forgot to open as you turned back to see what was coming so fast behind you...</text:p>
      <text:p text:style-name="P5"/>
      <text:p text:style-name="P5">As you thank him, he leans in and whispers, "There is more to the matter that we</text:p>
      <text:p text:style-name="P5"><text:s/>should discuss beforehand..."</text:p>
      <text:p text:style-name="P5"/>
      <text:p text:style-name="P5">You both enter the kitchen. A moment later, you peak out in the shop and see Lord Alfredo<text:span text:style-name="T12"> sprawled </text:span>asleep on a <text:span text:style-name="T12">two </text:span>tables. A kid is suffocating beneath one of Lord Alfredo's legs, and his mom is trying to pull him out unsuccessfully.</text:p>
      <text:p text:style-name="P5"/>
      <text:p text:style-name="P5">The butler looks at you seriously. "As you may have noticed it, his lordship</text:p>
      <text:p text:style-name="P5">is slightly overtaken by foods. He is not as gracious as he once was, in his younger days..."</text:p>
      <text:p text:style-name="P5"/>
      <text:p text:style-name="P5">"Oh, was he the figure of handsomeness! <text:span text:style-name="T13">All the ladies chased after the young lord.</text:span>"</text:p>
      <text:p text:style-name="P5"/>
      <text:p text:style-name="P5">"But it all changed on the day his parents left the household. Suddenly, he was </text:p>
      <text:p text:style-name="P5">Lord Alfredo, not Alfredo <text:span text:style-name="T14">the Handsome</text:span>. All at once he was demanded to rule over the house, and simply, I think that was too much for him indeed…" <text:span text:style-name="T15">The butler sighs.</text:span></text:p>
      <text:p text:style-name="P5"/>
      <text:p text:style-name="P5">"He could not live with himself to be the sole heir to such a large responsibility... So he sought help from someone, anyone! And despite that I was always there at his side, the loyal servant that I am, he never heeded my counsel as much as he had before his parents left the house."</text:p>
      <text:p text:style-name="P5"/>
      <text:p text:style-name="P5">"His father and mother only left a cryptic note: Seek the place which serves ramen out of the Spirit of Love... In the land of the rising sun, <text:span text:style-name="T16">a</text:span> meek<text:span text:style-name="T16">ly</text:span> hero kindly attends to the lost sheep <text:span text:style-name="T16">of his generation</text:span>... When you succeed, we shall come back, as surely as the sun <text:span text:style-name="T17">hides </text:span>behind the clouds."</text:p>
      <text:p text:style-name="P5"/>
      <text:p text:style-name="P5">"And so, we set out to find this mysterious Spirit of Love, served by the kind hero. And so far, we have not found it." <text:span text:style-name="T18">The butler glances at the name of your shop, hung gingerly on the front vitrine of the shop.</text:span></text:p>
      <text:p text:style-name="P5"/>
      <text:p text:style-name="P5">You ask him if they <text:span text:style-name="T28">have </text:span>tried some other way to help him.</text:p>
      <text:p text:style-name="P5"/>
      <text:p text:style-name="P5">"We have tried for so many years to teach the man the... ways that he could</text:p>
      <text:p text:style-name="P5">adapt himself in a more... graceful way which would befit his noble station."</text:p>
      <text:p text:style-name="P5"/>
      <text:p text:style-name="P5">The butler man winces and removes a tissue from his front suit's pocket.</text:p>
      <text:p text:style-name="P5"/>
      <text:p text:style-name="P5">"Alas, his lordship is unable, or unwilling to listen to our admonishments.</text:p>
      <text:p text:style-name="P5">Even his parents have failed him. We are beyond misery at the thought of his</text:p>
      <text:p text:style-name="P5">graciousness suffering some woe or ill of nature by reason of his excessive</text:p>
      <text:p text:style-name="P5">consumption. He simply wants to eat everything he sees, excepted children and other humans..."</text:p>
      <text:p text:style-name="P5"/>
      <text:p text:style-name="P5">The butler man looks at you full of hope. "You do know what I'm trying to say here, I presume? You do understand the gravity of the situation?"</text:p>
      <text:p text:style-name="P5"/>
      <text:p text:style-name="P5">You nod in understanding. If the Lord Alfredo tasted of your ultimate remedy against whatever ailed him... He could be cured for good, and his parents would come back, and he would become the young handsome lord once again.</text:p>
      <text:p text:style-name="P5"/>
      <text:p text:style-name="P5">Tapping the poor butler on the shoulder, you head deeper into the kitchens with </text:p>
      <text:p text:style-name="P5">a determined spirit.</text:p>
      <text:p text:style-name="P5"><text:soft-page-break/></text:p>
      <text:p text:style-name="P2">Reaction:</text:p>
      <text:p text:style-name="P3"/>
      <text:p text:style-name="P5"><text:span text:style-name="T19">“</text:span><text:span text:style-name="T20">I can hear the ramen speaking through the depths of the creamy soup...</text:span><text:span text:style-name="T19"> </text:span><text:span text:style-name="T20">It’s… dad?”</text:span></text:p>
      <text:p text:style-name="P4"/>
      <text:p text:style-name="P5"><text:span text:style-name="T20">“Son, I’m always with you. I would never task you with something which exceeds your capacity. I will always give you the means to do what you are supposed to do, </text:span><text:span text:style-name="T21">so trust in me</text:span><text:span text:style-name="T20">.”</text:span></text:p>
      <text:p text:style-name="P4"/>
      <text:p text:style-name="P4">“You don’t have to eat everything in order to be able to truly happy and ready for your mission. You are ready now, because I’m with you.”</text:p>
      <text:p text:style-name="P5"/>
      <text:p text:style-name="P5">“<text:span text:style-name="T1">I can see my parents smiling at me… Thank you, ramen-s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20:30:25.882000000</meta:creation-date>
    <dc:date>2019-07-24T19:18:03.140280196</dc:date>
    <meta:editing-duration>PT14M49S</meta:editing-duration>
    <meta:editing-cycles>15</meta:editing-cycles>
    <meta:generator>LibreOffice/6.0.3.2$Linux_X86_64 LibreOffice_project/00m0$Build-2</meta:generator>
    <meta:document-statistic meta:table-count="0" meta:image-count="0" meta:object-count="0" meta:page-count="3" meta:paragraph-count="53" meta:word-count="1017" meta:character-count="5482" meta:non-whitespace-character-count="4515"/>
  </office:meta>
</office:document-meta>
</file>